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P11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7-November 8.</text:p>
      <text:p text:style-name="P5"/>
      <text:p text:style-name="P5"/>
      <text:h text:style-name="P1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17-11-08T09:37:57</dc:date>
    <meta:print-date>2007-11-20T11:49:00</meta:print-date>
    <meta:editing-cycles>22</meta:editing-cycles>
    <meta:editing-duration>PT19M16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14" meta:word-count="87" meta:character-count="690"/>
  </office:meta>
</office:document-meta>
</file>